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ea4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utills.cpp</text:span></text:p>
      <text:p text:style-name="Standard">#include "utills.h"</text:p>
      <text:p text:style-name="Standard">//função para iniciar <text:s/>listas com valores padrão</text:p>
      <text:p text:style-name="Standard">void createLista(Lista *lista)</text:p>
      <text:p text:style-name="Standard">{</text:p>
      <text:p text:style-name="Standard"><text:s text:c="4"/>lista-&gt;start=NULL;</text:p>
      <text:p text:style-name="Standard"><text:s text:c="4"/>lista-&gt;end=NULL;</text:p>
      <text:p text:style-name="Standard"><text:s text:c="4"/>lista-&gt;tam=0;</text:p>
      <text:p text:style-name="Standard">}</text:p>
      <text:p text:style-name="Standard">//Tratar alguns erros de inputs de usuários</text:p>
      <text:p text:style-name="Standard">int handle_exception()</text:p>
      <text:p text:style-name="Standard">{</text:p>
      <text:p text:style-name="Standard"><text:s text:c="4"/>int numero;</text:p>
      <text:p text:style-name="Standard"><text:s text:c="4"/>while (true)</text:p>
      <text:p text:style-name="Standard"><text:s text:c="4"/>{</text:p>
      <text:p text:style-name="Standard"><text:s text:c="8"/>std::cout&lt;&lt;"Digite um inteiro válido:"&lt;&lt;std::endl;</text:p>
      <text:p text:style-name="Standard"><text:s text:c="8"/>try</text:p>
      <text:p text:style-name="Standard"><text:s text:c="8"/>{</text:p>
      <text:p text:style-name="Standard"><text:s text:c="12"/>std::cin&gt;&gt;numero;</text:p>
      <text:p text:style-name="Standard"><text:s text:c="12"/>return numero;</text:p>
      <text:p text:style-name="Standard"><text:s text:c="8"/>}</text:p>
      <text:p text:style-name="Standard"><text:s text:c="8"/>catch (const char* err)</text:p>
      <text:p text:style-name="Standard"><text:s text:c="8"/>{</text:p>
      <text:p text:style-name="Standard"><text:s text:c="12"/>std::cerr&lt;&lt;"Erro:"&lt;&lt;err&lt;&lt;std::endl;</text:p>
      <text:p text:style-name="Standard"><text:s text:c="8"/>}</text:p>
      <text:p text:style-name="Standard"><text:s text:c="8"/>catch (...)</text:p>
      <text:p text:style-name="Standard"><text:s text:c="8"/>{</text:p>
      <text:p text:style-name="Standard"><text:s text:c="12"/>std::cerr&lt;&lt;"Erro não tratado"&lt;&lt;std::endl;</text:p>
      <text:p text:style-name="Standard"><text:s text:c="8"/>}</text:p>
      <text:p text:style-name="Standard"/>
      <text:p text:style-name="Standard"><text:s text:c="4"/>}</text:p>
      <text:p text:style-name="Standard">}</text:p>
      <text:p text:style-name="Standard">//Função de adiciona no começo</text:p>
      <text:p text:style-name="Standard">void addStart(Lista *lista,int numero)</text:p>
      <text:p text:style-name="Standard">{</text:p>
      <text:p text:style-name="Standard"><text:s text:c="4"/>//ponteiro auxilar do numero</text:p>
      <text:p text:style-name="Standard"><text:s text:c="4"/>no *aux=(no*)malloc(sizeof(no));</text:p>
      <text:p text:style-name="Standard"><text:s text:c="4"/>aux-&gt;dado=numero;</text:p>
      <text:p text:style-name="Standard"><text:s text:c="4"/>//Verifica se o começo é nulo</text:p>
      <text:p text:style-name="Standard"><text:s text:c="4"/>if (lista-&gt;start!=NULL)</text:p>
      <text:p text:style-name="Standard"><text:s text:c="4"/>{</text:p>
      <text:p text:style-name="Standard"><text:s text:c="8"/>//atribui o numero e muda o ponteiro.</text:p>
      <text:p text:style-name="Standard"><text:s text:c="8"/>aux-&gt;prox=lista-&gt;start;</text:p>
      <text:p text:style-name="Standard"><text:s text:c="8"/>lista-&gt;start=aux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//como é nulo basta apontar para nulo e atribuir os valores da variavel auxiliar para a lista</text:p>
      <text:p text:style-name="Standard"><text:s text:c="8"/>aux-&gt;prox=NULL;</text:p>
      <text:p text:style-name="Standard"><text:s text:c="8"/>lista-&gt;start=aux;</text:p>
      <text:p text:style-name="Standard"><text:s text:c="8"/>lista-&gt;end=aux;</text:p>
      <text:p text:style-name="Standard"><text:s text:c="4"/>}</text:p>
      <text:p text:style-name="Standard"><text:soft-page-break/><text:s text:c="4"/>//Importante aqui é para controlar o tamanho da lista</text:p>
      <text:p text:style-name="Standard"><text:s text:c="4"/>lista-&gt;tam++;</text:p>
      <text:p text:style-name="Standard">}</text:p>
      <text:p text:style-name="Standard">//Função de adicionar no final, perceba as diferenças? Encontrou alguma?</text:p>
      <text:p text:style-name="Standard">void addEnd(Lista *lista,int numero)</text:p>
      <text:p text:style-name="Standard">{</text:p>
      <text:p text:style-name="Standard"><text:s text:c="4"/>//aqui para quem usa c, sabe que precisa alocar</text:p>
      <text:p text:style-name="Standard"><text:s text:c="4"/>no *aux=(no*)malloc(sizeof(no));</text:p>
      <text:p text:style-name="Standard"><text:s text:c="4"/>aux-&gt;dado=numero;</text:p>
      <text:p text:style-name="Standard"><text:s text:c="4"/>aux-&gt;prox=NULL;</text:p>
      <text:p text:style-name="Standard"><text:s text:c="4"/>if (lista-&gt;start!=NULL)</text:p>
      <text:p text:style-name="Standard"><text:s text:c="4"/>{</text:p>
      <text:p text:style-name="Standard"><text:s text:c="8"/>lista-&gt;end-&gt;prox=aux;</text:p>
      <text:p text:style-name="Standard"><text:s text:c="8"/>lista-&gt;end=aux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lista-&gt;start=aux;</text:p>
      <text:p text:style-name="Standard"><text:s text:c="8"/>lista-&gt;end=aux;</text:p>
      <text:p text:style-name="Standard"><text:s text:c="4"/>}</text:p>
      <text:p text:style-name="Standard"><text:s text:c="4"/>lista-&gt;tam++;</text:p>
      <text:p text:style-name="Standard">}</text:p>
      <text:p text:style-name="Standard">//Função para mostrar a lista</text:p>
      <text:p text:style-name="Standard">void showLista(Lista *lista)</text:p>
      <text:p text:style-name="Standard">{</text:p>
      <text:p text:style-name="Standard"><text:s text:c="4"/>no *start=lista-&gt;start;</text:p>
      <text:p text:style-name="Standard"><text:s text:c="4"/>for(int i=0;i&lt;lista-&gt;tam;i++)</text:p>
      <text:p text:style-name="Standard"><text:s text:c="4"/>{</text:p>
      <text:p text:style-name="Standard"><text:s text:c="8"/>std::cout&lt;&lt;"index: "&lt;&lt;i&lt;&lt;" "&lt;&lt;start-&gt;dado&lt;&lt;std::endl;</text:p>
      <text:p text:style-name="Standard"><text:s text:c="8"/>start=start-&gt;prox;</text:p>
      <text:p text:style-name="Standard"><text:s text:c="4"/>}</text:p>
      <text:p text:style-name="Standard">}</text:p>
      <text:p text:style-name="Standard">void tamLista(Lista *lista)</text:p>
      <text:p text:style-name="Standard">{</text:p>
      <text:p text:style-name="Standard"><text:s text:c="4"/>std::cout&lt;&lt;"Tamanho da lista: "&lt;&lt;lista-&gt;tam&lt;&lt;std::endl;</text:p>
      <text:p text:style-name="Standard">}</text:p>
      <text:p text:style-name="Standard">void removeLista(Lista *lista, int numero)</text:p>
      <text:p text:style-name="Standard">{</text:p>
      <text:p text:style-name="Standard"><text:s text:c="4"/>//ponteiros auxiliares</text:p>
      <text:p text:style-name="Standard"><text:s text:c="4"/>no *start= lista-&gt;start;</text:p>
      <text:p text:style-name="Standard"><text:s text:c="4"/>no *ptrash=NULL;</text:p>
      <text:p text:style-name="Standard"><text:s text:c="4"/>//Caso o elemento a ser removido seja o primeiro</text:p>
      <text:p text:style-name="Standard"><text:s text:c="4"/>if (lista-&gt;start-&gt;dado==numero &amp;&amp; start!=NULL)</text:p>
      <text:p text:style-name="Standard"><text:s text:c="4"/>{</text:p>
      <text:p text:style-name="Standard"><text:s text:c="8"/>ptrash=lista-&gt;start;</text:p>
      <text:p text:style-name="Standard"><text:s text:c="8"/>lista-&gt;start=ptrash-&gt;prox;</text:p>
      <text:p text:style-name="Standard"><text:s text:c="8"/>//Apontamos nosso fim para nulo</text:p>
      <text:p text:style-name="Standard"><text:s text:c="8"/>if (lista-&gt;start==NULL)</text:p>
      <text:p text:style-name="Standard"><text:s text:c="8"/>{</text:p>
      <text:p text:style-name="Standard"><text:s text:c="12"/>lista-&gt;end= NULL;</text:p>
      <text:p text:style-name="Standard"><text:s text:c="8"/>}</text:p>
      <text:p text:style-name="Standard"><text:s text:c="4"/>}</text:p>
      <text:p text:style-name="Standard"><text:soft-page-break/><text:s text:c="4"/>else</text:p>
      <text:p text:style-name="Standard"><text:s text:c="4"/>{</text:p>
      <text:p text:style-name="Standard"><text:s text:c="8"/>//movemos o ponteiro//lista até encontrar o elemento</text:p>
      <text:p text:style-name="Standard"><text:s text:c="8"/>while(start-&gt;prox !=NULL &amp;&amp; start-&gt;prox-&gt;dado !=numero &amp;&amp; start !=NULL)</text:p>
      <text:p text:style-name="Standard"><text:s text:c="8"/>{</text:p>
      <text:p text:style-name="Standard"><text:s text:c="12"/>start=start-&gt;prox;</text:p>
      <text:p text:style-name="Standard"><text:s text:c="8"/>}</text:p>
      <text:p text:style-name="Standard"><text:s text:c="8"/>if (start !=NULL &amp;&amp; start-&gt;prox !=NULL)</text:p>
      <text:p text:style-name="Standard"><text:s text:c="8"/>{</text:p>
      <text:p text:style-name="Standard"><text:s text:c="12"/>ptrash= start-&gt;prox;</text:p>
      <text:p text:style-name="Standard"><text:s text:c="12"/>start-&gt;prox=ptrash-&gt;prox;</text:p>
      <text:p text:style-name="Standard"><text:s text:c="12"/>//Caso o último elemento for removido</text:p>
      <text:p text:style-name="Standard"><text:s text:c="12"/>if (start-&gt;prox==NULL)</text:p>
      <text:p text:style-name="Standard"><text:s text:c="12"/>{</text:p>
      <text:p text:style-name="Standard"><text:s text:c="16"/>lista-&gt;end=start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//limpamos o lixo e diminuimos o tamanho da lista</text:p>
      <text:p text:style-name="Standard"><text:s text:c="4"/>if (ptrash)</text:p>
      <text:p text:style-name="Standard"><text:s text:c="4"/>{</text:p>
      <text:p text:style-name="Standard"><text:s text:c="8"/>free(ptrash);</text:p>
      <text:p text:style-name="Standard"><text:s text:c="8"/>lista-&gt;tam--;</text:p>
      <text:p text:style-name="Standard"><text:s text:c="4"/>}</text:p>
      <text:p text:style-name="Standard">}</text:p>
      <text:p text:style-name="Standard">no* findElement(Lista *lista,int numero)</text:p>
      <text:p text:style-name="Standard">{</text:p>
      <text:p text:style-name="Standard"><text:s text:c="4"/>no *start= lista-&gt;start;</text:p>
      <text:p text:style-name="Standard"><text:s text:c="4"/>for(start;start!=NULL;start=start-&gt;prox)</text:p>
      <text:p text:style-name="Standard"><text:s text:c="4"/>{</text:p>
      <text:p text:style-name="Standard"><text:s text:c="8"/>if (start-&gt;dado ==numero) return <text:s/>start;</text:p>
      <text:p text:style-name="Standard"><text:s text:c="4"/>}</text:p>
      <text:p text:style-name="Standard"><text:s text:c="4"/>return NULL;</text:p>
      <text:p text:style-name="Standard">}</text:p>
      <text:p text:style-name="Standard">bool inLista(Lista *lista,int numero)</text:p>
      <text:p text:style-name="Standard">{</text:p>
      <text:p text:style-name="Standard"><text:s text:c="4"/>no *start= lista-&gt;start;</text:p>
      <text:p text:style-name="Standard"><text:s text:c="4"/>for(start;start!=NULL;start=start-&gt;prox)</text:p>
      <text:p text:style-name="Standard"><text:s text:c="4"/>{</text:p>
      <text:p text:style-name="Standard"><text:s text:c="8"/>if (start-&gt;dado ==numero) return true;</text:p>
      <text:p text:style-name="Standard"><text:s text:c="4"/>}</text:p>
      <text:p text:style-name="Standard"><text:s text:c="4"/>return false;</text:p>
      <text:p text:style-name="Standard">}</text:p>
      <text:p text:style-name="Standard"/>
      <text:p text:style-name="Standard">int particao(std::vector&lt;int&gt;&amp; usagi,int e_esq,int e_dir)</text:p>
      <text:p text:style-name="Standard">{</text:p>
      <text:p text:style-name="Standard"><text:s text:c="4"/>int e_pivo=usagi[e_dir];</text:p>
      <text:p text:style-name="Standard"><text:s text:c="4"/>int rabbit=e_esq-1;</text:p>
      <text:p text:style-name="Standard"><text:s text:c="4"/>for(int elem=e_esq;elem&lt;e_dir;elem++)</text:p>
      <text:p text:style-name="Standard"><text:s text:c="4"/>{</text:p>
      <text:p text:style-name="Standard"><text:s text:c="8"/>if (usagi[elem]&lt;=e_pivo)</text:p>
      <text:p text:style-name="Standard"><text:s text:c="8"/>{</text:p>
      <text:p text:style-name="Standard"><text:soft-page-break/><text:s text:c="16"/>rabbit=rabbit+1;</text:p>
      <text:p text:style-name="Standard"><text:s text:c="16"/>int ino=usagi[rabbit];</text:p>
      <text:p text:style-name="Standard"><text:s text:c="16"/>usagi[rabbit]=usagi[elem];</text:p>
      <text:p text:style-name="Standard"><text:s text:c="16"/>usagi[elem]=ino;</text:p>
      <text:p text:style-name="Standard"><text:s text:c="8"/>}</text:p>
      <text:p text:style-name="Standard"><text:s text:c="4"/>}</text:p>
      <text:p text:style-name="Standard"><text:s text:c="4"/>int ino=usagi[e_dir];</text:p>
      <text:p text:style-name="Standard"><text:s text:c="4"/>usagi[e_dir]=usagi[1+rabbit];</text:p>
      <text:p text:style-name="Standard"><text:s text:c="4"/>usagi[1+rabbit]=ino;</text:p>
      <text:p text:style-name="Standard"><text:s text:c="4"/>return 1+rabbit;</text:p>
      <text:p text:style-name="Standard">}</text:p>
      <text:p text:style-name="Standard">//use quick_sort(vetor,0,tamanho do vetor-1)</text:p>
      <text:p text:style-name="Standard">void quick_sort(std::vector&lt;int&gt;&amp; usagi,int e_esq,int e_dir)</text:p>
      <text:p text:style-name="Standard">{</text:p>
      <text:p text:style-name="Standard"><text:s text:c="4"/>if (usagi.size()==1 || usagi.size()==0)</text:p>
      <text:p text:style-name="Standard"><text:s text:c="4"/>{</text:p>
      <text:p text:style-name="Standard"><text:s text:c="8"/>return;</text:p>
      <text:p text:style-name="Standard"><text:s text:c="4"/>}</text:p>
      <text:p text:style-name="Standard"><text:s text:c="4"/>if (e_esq &lt; e_dir)</text:p>
      <text:p text:style-name="Standard"><text:s text:c="4"/>{</text:p>
      <text:p text:style-name="Standard"><text:s text:c="8"/>int e_pivo = particao(usagi,e_esq,e_dir);</text:p>
      <text:p text:style-name="Standard"><text:s text:c="8"/>quick_sort(usagi,e_esq,e_pivo-1);</text:p>
      <text:p text:style-name="Standard"><text:s text:c="8"/>quick_sort(usagi,e_pivo+1,e_dir);</text:p>
      <text:p text:style-name="Standard"><text:s text:c="4"/>}</text:p>
      <text:p text:style-name="Standard">}</text:p>
      <text:p text:style-name="Standard">void trocar(std::vector&lt;int&gt;&amp; vetor, int i, int j)</text:p>
      <text:p text:style-name="Standard">{</text:p>
      <text:p text:style-name="Standard"><text:s text:c="4"/>int aux= vetor[i];</text:p>
      <text:p text:style-name="Standard"><text:s text:c="4"/>vetor[i] = vetor[j];</text:p>
      <text:p text:style-name="Standard"><text:s text:c="4"/>vetor[j] =aux;</text:p>
      <text:p text:style-name="Standard">}</text:p>
      <text:p text:style-name="Standard">int particiona(std::vector&lt;int&gt;&amp; vetor, int inicio, int fim)</text:p>
      <text:p text:style-name="Standard">{</text:p>
      <text:p text:style-name="Standard"><text:s text:c="4"/>int e_pivo= vetor[fim];</text:p>
      <text:p text:style-name="Standard"><text:s text:c="4"/>int rabbit= (inicio - 1);</text:p>
      <text:p text:style-name="Standard"/>
      <text:p text:style-name="Standard"><text:s text:c="4"/>for (int j = inicio; j &lt;= fim- 1; j++)</text:p>
      <text:p text:style-name="Standard"><text:s text:c="4"/>{</text:p>
      <text:p text:style-name="Standard"><text:s text:c="8"/>if (vetor[j] &lt;=e_pivo)</text:p>
      <text:p text:style-name="Standard"><text:s text:c="8"/>{</text:p>
      <text:p text:style-name="Standard"><text:s text:c="12"/>rabbit++;</text:p>
      <text:p text:style-name="Standard"><text:s text:c="12"/>trocar(vetor,rabbit,j);</text:p>
      <text:p text:style-name="Standard"><text:s text:c="8"/>}</text:p>
      <text:p text:style-name="Standard"><text:s text:c="4"/>}</text:p>
      <text:p text:style-name="Standard"><text:s text:c="4"/>trocar(vetor,rabbit+1,fim);</text:p>
      <text:p text:style-name="Standard"><text:s text:c="4"/>return (rabbit + 1);</text:p>
      <text:p text:style-name="Standard">}</text:p>
      <text:p text:style-name="Standard">//</text:p>
      <text:p text:style-name="Standard">void quick_sortImperativo(std::vector&lt;int&gt;&amp; vetor,int inicio,int fim)</text:p>
      <text:p text:style-name="Standard">{</text:p>
      <text:p text:style-name="Standard"><text:s text:c="4"/>int pilha[fim-inicio+1];</text:p>
      <text:p text:style-name="Standard"><text:s text:c="4"/>int top=-1;</text:p>
      <text:p text:style-name="Standard"><text:soft-page-break/><text:s text:c="4"/>pilha[++top]=inicio;</text:p>
      <text:p text:style-name="Standard"><text:s text:c="4"/>pilha[++top]=fim;</text:p>
      <text:p text:style-name="Standard"><text:s text:c="4"/>while (top&gt;=0)</text:p>
      <text:p text:style-name="Standard"><text:s text:c="4"/>{</text:p>
      <text:p text:style-name="Standard"><text:s text:c="8"/>int fim= pilha[top--];</text:p>
      <text:p text:style-name="Standard"><text:s text:c="8"/>int inicio =pilha[top--];</text:p>
      <text:p text:style-name="Standard"><text:s text:c="8"/>int p=particiona(vetor,inicio,fim);</text:p>
      <text:p text:style-name="Standard"><text:s text:c="8"/>if (p-1&gt;inicio)</text:p>
      <text:p text:style-name="Standard"><text:s text:c="8"/>{</text:p>
      <text:p text:style-name="Standard"><text:s text:c="12"/>pilha[++top]=inicio;</text:p>
      <text:p text:style-name="Standard"><text:s text:c="12"/>pilha[++top]=p-1;</text:p>
      <text:p text:style-name="Standard"><text:s text:c="8"/>}</text:p>
      <text:p text:style-name="Standard"><text:s text:c="8"/>if (p+1&lt;fim)</text:p>
      <text:p text:style-name="Standard"><text:s text:c="8"/>{</text:p>
      <text:p text:style-name="Standard"><text:s text:c="12"/>pilha[++top]=p+1;</text:p>
      <text:p text:style-name="Standard"><text:s text:c="12"/>pilha[++top]=fim;</text:p>
      <text:p text:style-name="Standard"><text:s text:c="8"/>}</text:p>
      <text:p text:style-name="Standard"><text:s text:c="4"/>}</text:p>
      <text:p text:style-name="Standard">}</text:p>
      <text:p text:style-name="Standard">void mostrarVetor(std::vector&lt;int&gt;&amp; vetor)</text:p>
      <text:p text:style-name="Standard">{</text:p>
      <text:p text:style-name="Standard"><text:s text:c="4"/>for(int i=0;i&lt;vetor.size();i++)</text:p>
      <text:p text:style-name="Standard"><text:s text:c="4"/>{</text:p>
      <text:p text:style-name="Standard"><text:s text:c="8"/>std::cout&lt;&lt;vetor[i]&lt;&lt;std::endl;</text:p>
      <text:p text:style-name="Standard"><text:s text:c="4"/>}</text:p>
      <text:p text:style-name="Standard">}</text:p>
      <text:p text:style-name="Standard">std::vector&lt;int&gt; toVector(Lista *lista)</text:p>
      <text:p text:style-name="Standard">{</text:p>
      <text:p text:style-name="Standard"><text:s text:c="4"/>no* start=lista-&gt;start;</text:p>
      <text:p text:style-name="Standard"><text:s text:c="4"/>std::vector&lt;int&gt;vetor;</text:p>
      <text:p text:style-name="Standard"><text:s text:c="4"/>int i=0;</text:p>
      <text:p text:style-name="Standard"><text:s text:c="4"/>for(start;start!=NULL;start=start-&gt;prox)</text:p>
      <text:p text:style-name="Standard"><text:s text:c="4"/>{</text:p>
      <text:p text:style-name="Standard"><text:s text:c="8"/>if (start!=NULL)</text:p>
      <text:p text:style-name="Standard"><text:s text:c="8"/>{</text:p>
      <text:p text:style-name="Standard"><text:s text:c="12"/>vetor.push_back(start-&gt;dado);</text:p>
      <text:p text:style-name="Standard"><text:s text:c="12"/>i++;</text:p>
      <text:p text:style-name="Standard"><text:s text:c="8"/>}</text:p>
      <text:p text:style-name="Standard"><text:s text:c="4"/>}</text:p>
      <text:p text:style-name="Standard"><text:s text:c="4"/>return vetor;</text:p>
      <text:p text:style-name="Standard">}</text:p>
      <text:p text:style-name="Standard">void deleteLista(Lista *lista)</text:p>
      <text:p text:style-name="Standard">{</text:p>
      <text:p text:style-name="Standard"><text:s text:c="4"/>std::vector&lt;int&gt;aux=toVector(lista);</text:p>
      <text:p text:style-name="Standard"><text:s text:c="4"/>for(int i=0;i&lt;aux.size();i++)</text:p>
      <text:p text:style-name="Standard"><text:s text:c="4"/>{</text:p>
      <text:p text:style-name="Standard"><text:s text:c="8"/>removeLista(lista,aux[i]);</text:p>
      <text:p text:style-name="Standard"><text:s text:c="4"/>}</text:p>
      <text:p text:style-name="Standard"><text:s text:c="4"/>std::cout&lt;&lt;"Lista limpa"&lt;&lt;std::endl;</text:p>
      <text:p text:style-name="Standard">}</text:p>
      <text:p text:style-name="Standard">void toLista(std::vector&lt;int&gt;&amp; vetor,Lista *lista)</text:p>
      <text:p text:style-name="Standard">{</text:p>
      <text:p text:style-name="Standard"><text:soft-page-break/><text:s text:c="4"/>for(int i=0;i&lt;vetor.size();i++)</text:p>
      <text:p text:style-name="Standard"><text:s text:c="4"/>{</text:p>
      <text:p text:style-name="Standard"><text:s text:c="8"/>addEnd(lista,vetor[i]);</text:p>
      <text:p text:style-name="Standard"><text:s text:c="4"/>}</text:p>
      <text:p text:style-name="Standard">}</text:p>
      <text:p text:style-name="Standard">void orderLista(Lista *lista)</text:p>
      <text:p text:style-name="Standard">{</text:p>
      <text:p text:style-name="Standard"><text:s text:c="4"/>std::vector&lt;int&gt; vetor=toVector(lista);</text:p>
      <text:p text:style-name="Standard"><text:s text:c="4"/>quick_sort(vetor,0,vetor.size()-1);</text:p>
      <text:p text:style-name="Standard"><text:s text:c="4"/>deleteLista(lista);</text:p>
      <text:p text:style-name="Standard"><text:s text:c="4"/>toLista(vetor,lista);</text:p>
      <text:p text:style-name="Standard">}</text:p>
      <text:p text:style-name="Standard">//primeiro,ultimo-1,vetor,numero</text:p>
      <text:p text:style-name="Standard">int buscaBinariaRecursiva(int primeiro,int ultimo,int* vetor,int numero)</text:p>
      <text:p text:style-name="Standard">{</text:p>
      <text:p text:style-name="Standard"><text:s text:c="4"/>int meio=(int)(primeiro+ultimo)/2;</text:p>
      <text:p text:style-name="Standard"><text:s text:c="4"/>if(vetor[meio]==numero)</text:p>
      <text:p text:style-name="Standard"><text:s text:c="4"/>{</text:p>
      <text:p text:style-name="Standard"><text:s text:c="8"/>return meio;</text:p>
      <text:p text:style-name="Standard"><text:s text:c="4"/>}</text:p>
      <text:p text:style-name="Standard"><text:s text:c="4"/>else if (vetor[meio]&gt;numero)</text:p>
      <text:p text:style-name="Standard"><text:s text:c="4"/>{</text:p>
      <text:p text:style-name="Standard"><text:s text:c="8"/>buscaBinariaRecursiva(primeiro,meio-1,vetor,numero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buscaBinariaRecursiva(meio+1,ultimo,vetor,numero);</text:p>
      <text:p text:style-name="Standard"><text:s text:c="4"/>}</text:p>
      <text:p text:style-name="Standard">}</text:p>
      <text:p text:style-name="Standard">//tamanho do vetor,vetor,numero desejado</text:p>
      <text:p text:style-name="Standard">int buscaBinariaImperativa(int tam,int* vetor,int numero)</text:p>
      <text:p text:style-name="Standard">{</text:p>
      <text:p text:style-name="Standard"><text:s text:c="4"/>int primeiro=0,ultimo=tam-1;</text:p>
      <text:p text:style-name="Standard"><text:s text:c="4"/>bool found=false;</text:p>
      <text:p text:style-name="Standard"><text:s text:c="4"/>while(primeiro&lt;=ultimo &amp;&amp; found==false)</text:p>
      <text:p text:style-name="Standard"><text:s text:c="4"/>{</text:p>
      <text:p text:style-name="Standard"><text:s text:c="8"/>int meio=(int)(primeiro+ultimo)/2;</text:p>
      <text:p text:style-name="Standard"><text:s text:c="8"/>if (vetor[meio]==numero)</text:p>
      <text:p text:style-name="Standard"><text:s text:c="8"/>{</text:p>
      <text:p text:style-name="Standard"><text:s text:c="12"/>found=true;</text:p>
      <text:p text:style-name="Standard"><text:s text:c="12"/>return meio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if (vetor[meio]&gt;numero)</text:p>
      <text:p text:style-name="Standard"><text:s text:c="12"/>{</text:p>
      <text:p text:style-name="Standard"><text:s text:c="16"/>ultimo=meio-1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meiro=meio+1;</text:p>
      <text:p text:style-name="Standard"><text:s text:c="12"/>}</text:p>
      <text:p text:style-name="Standard"><text:soft-page-break/><text:s text:c="8"/>}</text:p>
      <text:p text:style-name="Standard"/>
      <text:p text:style-name="Standard"><text:s text:c="4"/>}</text:p>
      <text:p text:style-name="Standard"><text:s text:c="4"/>std::cout&lt;&lt;"número:"&lt;&lt;numero&lt;&lt;" não existe no vetor"&lt;&lt;std::endl;</text:p>
      <text:p text:style-name="Standard"><text:s text:c="4"/>return -1;</text:p>
      <text:p text:style-name="Standard">}</text:p>
      <text:p text:style-name="Standard"/>
      <text:p text:style-name="Standard">//<text:span text:style-name="T1">Aqui é a biblioteca de cabeçalho utills.h</text:span></text:p>
      <text:p text:style-name="Standard">#ifndef UTILLS_H</text:p>
      <text:p text:style-name="Standard">#define UTILLS_H</text:p>
      <text:p text:style-name="Standard">#include &lt;vector&gt;</text:p>
      <text:p text:style-name="Standard">#include &lt;iostream&gt;</text:p>
      <text:p text:style-name="Standard">/**</text:p>
      <text:p text:style-name="Standard"><text:s/>* define um tipo de struct no que armazena inteiros e o proximo no</text:p>
      <text:p text:style-name="Standard"><text:s/>*</text:p>
      <text:p text:style-name="Standard"><text:s/>* Example:</text:p>
      <text:p text:style-name="Standard"><text:s/>* no* aux=lista-&gt;start;</text:p>
      <text:p text:style-name="Standard"><text:s/>* aux-&gt;dado;</text:p>
      <text:p text:style-name="Standard"><text:s/>* aux-&gt;prox;</text:p>
      <text:p text:style-name="Standard"><text:s/>*/</text:p>
      <text:p text:style-name="Standard">typedef struct no</text:p>
      <text:p text:style-name="Standard">{</text:p>
      <text:p text:style-name="Standard"><text:s text:c="4"/>int dado;</text:p>
      <text:p text:style-name="Standard"><text:s text:c="4"/>no *prox;</text:p>
      <text:p text:style-name="Standard">} no;</text:p>
      <text:p text:style-name="Standard">/**</text:p>
      <text:p text:style-name="Standard"><text:s/>* define um tipo Lista que guarda o começo e o fim como também o tamanho dela dinamicamente</text:p>
      <text:p text:style-name="Standard"><text:s/>*</text:p>
      <text:p text:style-name="Standard"><text:s/>* Example:</text:p>
      <text:p text:style-name="Standard"><text:s/>* Lista lista;</text:p>
      <text:p text:style-name="Standard"><text:s/>* lista-&gt;tam=0;</text:p>
      <text:p text:style-name="Standard"><text:s/>* lista-&gt;start=NULL;</text:p>
      <text:p text:style-name="Standard"><text:s/>* lista-&gt;end=NULL;</text:p>
      <text:p text:style-name="Standard"><text:s/>*/</text:p>
      <text:p text:style-name="Standard">typedef struct Lista</text:p>
      <text:p text:style-name="Standard">{</text:p>
      <text:p text:style-name="Standard"><text:s text:c="4"/>no *start, *end;</text:p>
      <text:p text:style-name="Standard"><text:s text:c="4"/>int tam;</text:p>
      <text:p text:style-name="Standard">} Lista;</text:p>
      <text:p text:style-name="Standard">/**</text:p>
      <text:p text:style-name="Standard"><text:s/>* iniciar uma lista, primeira operação</text:p>
      <text:p text:style-name="Standard"><text:s/>* Example:</text:p>
      <text:p text:style-name="Standard"><text:s/>* createLista(&amp;lista);</text:p>
      <text:p text:style-name="Standard"><text:s/>*/</text:p>
      <text:p text:style-name="Standard">void createLista(Lista *);</text:p>
      <text:p text:style-name="Standard">//uma função que gera inteiros seguros</text:p>
      <text:p text:style-name="Standard">int handle_exception();</text:p>
      <text:p text:style-name="Standard">/**</text:p>
      <text:p text:style-name="Standard"><text:s/>* inserção no começo</text:p>
      <text:p text:style-name="Standard"><text:s/>*</text:p>
      <text:p text:style-name="Standard"><text:s/>* Example:</text:p>
      <text:p text:style-name="Standard"><text:s/>* addStart(&amp;lista,5);</text:p>
      <text:p text:style-name="Standard"><text:soft-page-break/><text:s/>*/</text:p>
      <text:p text:style-name="Standard">void addStart(Lista *, int);</text:p>
      <text:p text:style-name="Standard">/**</text:p>
      <text:p text:style-name="Standard"><text:s/>* inserção no fim</text:p>
      <text:p text:style-name="Standard"><text:s/>*</text:p>
      <text:p text:style-name="Standard"><text:s/>* Example:</text:p>
      <text:p text:style-name="Standard"><text:s/>* addEnd(&amp;lista,5);</text:p>
      <text:p text:style-name="Standard"><text:s/>*/</text:p>
      <text:p text:style-name="Standard">void addEnd(Lista *, int);</text:p>
      <text:p text:style-name="Standard">/**</text:p>
      <text:p text:style-name="Standard"><text:s/>* exibe o conteudo de uma lista</text:p>
      <text:p text:style-name="Standard"><text:s/>* Example:</text:p>
      <text:p text:style-name="Standard"><text:s/>* showLista(&amp;lista);</text:p>
      <text:p text:style-name="Standard"><text:s/>*/</text:p>
      <text:p text:style-name="Standard">void showLista(Lista *);</text:p>
      <text:p text:style-name="Standard">/**</text:p>
      <text:p text:style-name="Standard"><text:s/>* exibe o tamanho da lista</text:p>
      <text:p text:style-name="Standard"><text:s/>*</text:p>
      <text:p text:style-name="Standard"><text:s/>* Example:</text:p>
      <text:p text:style-name="Standard"><text:s/>* tamlista(&amp;lista);</text:p>
      <text:p text:style-name="Standard"><text:s/>*/</text:p>
      <text:p text:style-name="Standard">void tamLista(Lista *);</text:p>
      <text:p text:style-name="Standard">/**</text:p>
      <text:p text:style-name="Standard"><text:s/>* remove um elemento</text:p>
      <text:p text:style-name="Standard"><text:s/>*</text:p>
      <text:p text:style-name="Standard"><text:s/>* Example:</text:p>
      <text:p text:style-name="Standard"><text:s/>* removeLista(&amp;lista,5);</text:p>
      <text:p text:style-name="Standard"><text:s/>*/</text:p>
      <text:p text:style-name="Standard">void removeLista(Lista *, int);</text:p>
      <text:p text:style-name="Standard">/**</text:p>
      <text:p text:style-name="Standard"><text:s/>* verifica se um elemento está na lista e retorna true ou false</text:p>
      <text:p text:style-name="Standard"><text:s/>*</text:p>
      <text:p text:style-name="Standard"><text:s/>* Example:</text:p>
      <text:p text:style-name="Standard"><text:s/>* inLista(&amp;lista,2);</text:p>
      <text:p text:style-name="Standard"><text:s/>*/</text:p>
      <text:p text:style-name="Standard">bool inLista(Lista *, int);</text:p>
      <text:p text:style-name="Standard">/**</text:p>
      <text:p text:style-name="Standard"><text:s/>* verifica se um elemento está na lista e retorna o no</text:p>
      <text:p text:style-name="Standard"><text:s/>*</text:p>
      <text:p text:style-name="Standard"><text:s/>* Example:</text:p>
      <text:p text:style-name="Standard"><text:s/>* findElement(&amp;lista,2);</text:p>
      <text:p text:style-name="Standard"><text:s/>*/</text:p>
      <text:p text:style-name="Standard">no *findElement(Lista *, int);</text:p>
      <text:p text:style-name="Standard">/**</text:p>
      <text:p text:style-name="Standard"><text:s/>* transforma uma lista em vetor de mesmo tamanho</text:p>
      <text:p text:style-name="Standard"><text:s/>*</text:p>
      <text:p text:style-name="Standard"><text:s/>* Example:</text:p>
      <text:p text:style-name="Standard"><text:s/>* toVector(&amp;lista);</text:p>
      <text:p text:style-name="Standard"><text:s/>*/</text:p>
      <text:p text:style-name="Standard">std::vector&lt;int&gt; toVector(Lista *);</text:p>
      <text:p text:style-name="Standard">/**</text:p>
      <text:p text:style-name="Standard"><text:s/>* transforma em lista a partir de um std::vector&lt;int&gt;</text:p>
      <text:p text:style-name="Standard"><text:soft-page-break/><text:s/>*</text:p>
      <text:p text:style-name="Standard"><text:s/>* Example:</text:p>
      <text:p text:style-name="Standard"><text:s/>* toLista(vetor,&amp;lista);</text:p>
      <text:p text:style-name="Standard"><text:s/>*/</text:p>
      <text:p text:style-name="Standard">void toLista(std::vector&lt;int&gt; &amp;, Lista *);</text:p>
      <text:p text:style-name="Standard">/**</text:p>
      <text:p text:style-name="Standard"><text:s/>* exibe um vetor std::vector&lt;int&gt;</text:p>
      <text:p text:style-name="Standard"><text:s/>*</text:p>
      <text:p text:style-name="Standard"><text:s/>* Example:</text:p>
      <text:p text:style-name="Standard"><text:s/>* mostrarVetor(vetor);</text:p>
      <text:p text:style-name="Standard"><text:s/>*/</text:p>
      <text:p text:style-name="Standard">void mostrarVetor(std::vector&lt;int&gt; &amp;);</text:p>
      <text:p text:style-name="Standard">/**</text:p>
      <text:p text:style-name="Standard"><text:s/>* particiona um vetor função do quick_sort</text:p>
      <text:p text:style-name="Standard"><text:s/>*</text:p>
      <text:p text:style-name="Standard"><text:s/>* Example:</text:p>
      <text:p text:style-name="Standard"><text:s/>* particao(vetor,inicio,fim);</text:p>
      <text:p text:style-name="Standard"><text:s/>*/</text:p>
      <text:p text:style-name="Standard">int particao(std::vector&lt;int&gt; &amp;, int, int);</text:p>
      <text:p text:style-name="Standard">/**</text:p>
      <text:p text:style-name="Standard"><text:s/>* ordenar um elemento std::vector&lt;int&gt; um array primitivo tambem é possivel com uma pequena alteração;</text:p>
      <text:p text:style-name="Standard"><text:s/>*</text:p>
      <text:p text:style-name="Standard"><text:s/>* Example:</text:p>
      <text:p text:style-name="Standard"><text:s/>* quick_sort(vetor,0,vetor.size()-1);</text:p>
      <text:p text:style-name="Standard"><text:s/>*/</text:p>
      <text:p text:style-name="Standard">void quick_sort(std::vector&lt;int&gt; &amp;, int, int);</text:p>
      <text:p text:style-name="Standard">/**</text:p>
      <text:p text:style-name="Standard"><text:s/>* troca a posição de dois números em um vetor</text:p>
      <text:p text:style-name="Standard"><text:s/>* Example:</text:p>
      <text:p text:style-name="Standard"><text:s/>* trocar(vetor,4,5);</text:p>
      <text:p text:style-name="Standard"><text:s/>*/</text:p>
      <text:p text:style-name="Standard">void trocar(std::vector&lt;int&gt; &amp;, int, int);</text:p>
      <text:p text:style-name="Standard">/**</text:p>
      <text:p text:style-name="Standard"><text:s/>* particiona um vetor função do quick_sort</text:p>
      <text:p text:style-name="Standard"><text:s/>*</text:p>
      <text:p text:style-name="Standard"><text:s/>* Example:</text:p>
      <text:p text:style-name="Standard"><text:s/>* particao(vetor,inicio,fim);</text:p>
      <text:p text:style-name="Standard"><text:s/>*/</text:p>
      <text:p text:style-name="Standard">int particiona(std::vector&lt;int&gt; &amp;, int, int);</text:p>
      <text:p text:style-name="Standard">/**</text:p>
      <text:p text:style-name="Standard"><text:s/>* ordenar um elemento std::vector&lt;int&gt; um array primitivo tambem é possivel com uma pequena alteração;</text:p>
      <text:p text:style-name="Standard"><text:s/>* de modo imperativo ou interado</text:p>
      <text:p text:style-name="Standard"><text:s/>* Example:</text:p>
      <text:p text:style-name="Standard"><text:s/>* quick_sort(vetor,0,vetor.size()-1);</text:p>
      <text:p text:style-name="Standard"><text:s/>*/</text:p>
      <text:p text:style-name="Standard">void quick_sortImperativo(std::vector&lt;int&gt; &amp;, int, int);</text:p>
      <text:p text:style-name="Standard">/**</text:p>
      <text:p text:style-name="Standard"><text:s/>* excluir os elementos de uma lista e deixa vazia</text:p>
      <text:p text:style-name="Standard"><text:s/>* Example:</text:p>
      <text:p text:style-name="Standard"><text:s/>* deleteLista(&amp;lista);</text:p>
      <text:p text:style-name="Standard"><text:soft-page-break/><text:s/>*/</text:p>
      <text:p text:style-name="Standard">void deleteLista(Lista *);</text:p>
      <text:p text:style-name="Standard">/**</text:p>
      <text:p text:style-name="Standard"><text:s/>* ordenar uma lista utilizando a classe de std::vector como controle, todos os elementos serão excluidos e será</text:p>
      <text:p text:style-name="Standard"><text:s/>* chamado a função de ordenação quick_sort o resultado será transformado em uma lista e adicionado na lista original.</text:p>
      <text:p text:style-name="Standard"><text:s/>* Example:</text:p>
      <text:p text:style-name="Standard"><text:s/>* orderLista(&amp;lista);</text:p>
      <text:p text:style-name="Standard"><text:s/>*/</text:p>
      <text:p text:style-name="Standard">void orderLista(Lista *);</text:p>
      <text:p text:style-name="Standard">/**</text:p>
      <text:p text:style-name="Standard"><text:s/>* busca um número em um vetor e retorna sua posição de forma recursiva</text:p>
      <text:p text:style-name="Standard"><text:s/>* Example:</text:p>
      <text:p text:style-name="Standard"><text:s/>* buscaBinariaRecursiva(primeiro,ultimo,vetor,numero_desejado);</text:p>
      <text:p text:style-name="Standard"><text:s/>*/</text:p>
      <text:p text:style-name="Standard">int buscaBinariaRecursiva(int, int, int *, int);</text:p>
      <text:p text:style-name="Standard">/**</text:p>
      <text:p text:style-name="Standard"><text:s/>* busca um número em um vetor e retorna sua posição de forma imperativa</text:p>
      <text:p text:style-name="Standard"><text:s/>* Example:</text:p>
      <text:p text:style-name="Standard"><text:s/>* buscaBinariaImperativa(tamanho_vetor,vetor,numero_desejado);</text:p>
      <text:p text:style-name="Standard"><text:s/>*/</text:p>
      <text:p text:style-name="Standard">int buscaBinariaImperativa(int, int *, int);</text:p>
      <text:p text:style-name="Standard"/>
      <text:p text:style-name="Standard">#endif</text:p>
      <text:p text:style-name="Standard"/>
      <text:p text:style-name="Standard">//<text:span text:style-name="T1">Aqui é o software principal main.cpp</text:span></text:p>
      <text:p text:style-name="Standard"/>
      <text:p text:style-name="Standard"/>
      <text:p text:style-name="Standard">#include "utills.h"</text:p>
      <text:p text:style-name="Standard">#include &lt;iostream&gt;</text:p>
      <text:p text:style-name="Standard">int menu(Lista *lista,int op)</text:p>
      <text:p text:style-name="Standard">{</text:p>
      <text:p text:style-name="Standard"><text:s text:c="4"/>int numero;</text:p>
      <text:p text:style-name="Standard"><text:s text:c="4"/>if (op==1 || op==2 || op==3)</text:p>
      <text:p text:style-name="Standard"><text:s text:c="4"/>{</text:p>
      <text:p text:style-name="Standard"><text:s text:c="8"/>numero=handle_exception();</text:p>
      <text:p text:style-name="Standard"><text:s text:c="8"/>if (op==1)</text:p>
      <text:p text:style-name="Standard"><text:s text:c="12"/>addStart(lista,numero);</text:p>
      <text:p text:style-name="Standard"><text:s text:c="8"/>else if (op==2)</text:p>
      <text:p text:style-name="Standard"><text:s text:c="12"/>addEnd(lista,numero);</text:p>
      <text:p text:style-name="Standard"><text:s text:c="8"/>else</text:p>
      <text:p text:style-name="Standard"><text:s text:c="12"/>removeLista(lista,numero);</text:p>
      <text:p text:style-name="Standard"><text:s text:c="4"/>}</text:p>
      <text:p text:style-name="Standard"><text:s text:c="4"/>else if (op==4)</text:p>
      <text:p text:style-name="Standard"><text:s text:c="8"/>showLista(lista);</text:p>
      <text:p text:style-name="Standard"><text:s text:c="4"/>else if (op==5)</text:p>
      <text:p text:style-name="Standard"><text:s text:c="8"/>tamLista(lista);</text:p>
      <text:p text:style-name="Standard"><text:s text:c="4"/>else if (op==7)</text:p>
      <text:p text:style-name="Standard"><text:s text:c="8"/>return 999;</text:p>
      <text:p text:style-name="Standard"><text:s text:c="4"/>else if(op==6)</text:p>
      <text:p text:style-name="Standard"><text:s text:c="4"/>{</text:p>
      <text:p text:style-name="Standard"><text:soft-page-break/><text:s text:c="8"/>numero=handle_exception();</text:p>
      <text:p text:style-name="Standard"><text:s text:c="8"/>if(inLista(lista,numero))</text:p>
      <text:p text:style-name="Standard"><text:s text:c="8"/>{</text:p>
      <text:p text:style-name="Standard"><text:s text:c="12"/>std::cout&lt;&lt;"Elemento na lista:"&lt;&lt;numero&lt;&lt;std::endl;</text:p>
      <text:p text:style-name="Standard"><text:s text:c="8"/>}</text:p>
      <text:p text:style-name="Standard"><text:s text:c="8"/>else</text:p>
      <text:p text:style-name="Standard"><text:s text:c="12"/>std::cout&lt;&lt;"Elemento nao existe na lista:"&lt;&lt;numero&lt;&lt;std::endl;</text:p>
      <text:p text:style-name="Standard"><text:s text:c="4"/>}</text:p>
      <text:p text:style-name="Standard"><text:s text:c="4"/>else if(op==8)</text:p>
      <text:p text:style-name="Standard"><text:s text:c="4"/>{</text:p>
      <text:p text:style-name="Standard"><text:s text:c="8"/>orderLista(lista);</text:p>
      <text:p text:style-name="Standard"><text:s text:c="4"/>}</text:p>
      <text:p text:style-name="Standard"><text:s text:c="4"/>else if(op==9)</text:p>
      <text:p text:style-name="Standard"><text:s text:c="4"/>{</text:p>
      <text:p text:style-name="Standard"><text:s text:c="8"/>deleteLista(lista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std::cout&lt;&lt;"Error 1:Opção inválida, Digite novamente"&lt;&lt;std::endl;</text:p>
      <text:p text:style-name="Standard"><text:s text:c="8"/>return 1;</text:p>
      <text:p text:style-name="Standard"><text:s text:c="4"/>}</text:p>
      <text:p text:style-name="Standard"><text:s text:c="4"/>return 0;</text:p>
      <text:p text:style-name="Standard">}</text:p>
      <text:p text:style-name="Standard">int q1()</text:p>
      <text:p text:style-name="Standard">{</text:p>
      <text:p text:style-name="Standard"><text:s text:c="4"/>int op=0;</text:p>
      <text:p text:style-name="Standard"><text:s text:c="4"/>Lista lista;</text:p>
      <text:p text:style-name="Standard"><text:s text:c="4"/>createLista(&amp;lista);</text:p>
      <text:p text:style-name="Standard"><text:s text:c="4"/>do</text:p>
      <text:p text:style-name="Standard"><text:s text:c="4"/>{</text:p>
      <text:p text:style-name="Standard"><text:s text:c="8"/>std::cout&lt;&lt;"\nDigite 1: Adiciona número no começo\nDigite 2:Adicionar número no fim\nDigite 3: Remover um número\nDigite 4:Mostrar Lista\nDigite 5:Mostrar tamanho da lista\nDigite 6:Para verificar se um elemento está na lista\nDigite 7:Para encerrar\nDigite 8:Para ordenar a lista\n\Digite 9:Para excluir a lista\n"&lt;&lt;std::endl;</text:p>
      <text:p text:style-name="Standard"><text:s text:c="8"/>op=handle_exception();</text:p>
      <text:p text:style-name="Standard"><text:s text:c="8"/>op=menu(&amp;lista,op);</text:p>
      <text:p text:style-name="Standard"><text:s text:c="8"/>if (op==999)</text:p>
      <text:p text:style-name="Standard"><text:s text:c="12"/>break;</text:p>
      <text:p text:style-name="Standard"/>
      <text:p text:style-name="Standard"><text:s text:c="4"/>} while (op!=999);</text:p>
      <text:p text:style-name="Standard"><text:s text:c="4"/>return 0;</text:p>
      <text:p text:style-name="Standard">}</text:p>
      <text:p text:style-name="Standard">int q2()</text:p>
      <text:p text:style-name="Standard">{</text:p>
      <text:p text:style-name="Standard"><text:s text:c="4"/>std::cout&lt;&lt;"Parta a modo recursivo!"&lt;&lt;std::endl;</text:p>
      <text:p text:style-name="Standard"><text:s text:c="4"/>std::vector&lt;int&gt;usagi={1,2,40,10,30,2,34,1,23,1,31,31,3,3,4,5,89};</text:p>
      <text:p text:style-name="Standard"><text:s text:c="4"/>quick_sort(usagi,0,usagi.size()-1);</text:p>
      <text:p text:style-name="Standard"><text:s text:c="4"/>mostrarVetor(usagi);</text:p>
      <text:p text:style-name="Standard"><text:s text:c="4"/>std::cout&lt;&lt;"Parta b modo imperativo!"&lt;&lt;std::endl;</text:p>
      <text:p text:style-name="Standard"><text:s text:c="4"/>std::vector&lt;int&gt; usagi1={1,25,3,142,312};</text:p>
      <text:p text:style-name="Standard"><text:s text:c="4"/>quick_sortImperativo(usagi1,0,usagi.size()-1);</text:p>
      <text:p text:style-name="Standard"><text:s text:c="4"/>mostrarVetor(usagi1);</text:p>
      <text:p text:style-name="Standard"><text:soft-page-break/><text:s text:c="4"/>return 0;</text:p>
      <text:p text:style-name="Standard">}</text:p>
      <text:p text:style-name="Standard">int q3()</text:p>
      <text:p text:style-name="Standard">{</text:p>
      <text:p text:style-name="Standard"><text:s text:c="4"/>int v1[] = {1, 3, 5, 6, 9, 12, 15, 20, 25};</text:p>
      <text:p text:style-name="Standard"><text:s text:c="4"/>std::cout&lt;&lt;"Parte a modo imperativo";</text:p>
      <text:p text:style-name="Standard"><text:s text:c="4"/>int n=buscaBinariaImperativa(9,v1,20);</text:p>
      <text:p text:style-name="Standard"><text:s text:c="4"/>std::cout&lt;&lt;"Parte b modo recursivo";</text:p>
      <text:p text:style-name="Standard"><text:s text:c="4"/>int n1=buscaBinariaRecursiva(0,9,v1,20);</text:p>
      <text:p text:style-name="Standard"><text:s text:c="4"/>std::cout&lt;&lt;"Numero encontrado em:"&lt;&lt;n&lt;&lt;std::endl;</text:p>
      <text:p text:style-name="Standard"><text:s text:c="4"/>std::cout&lt;&lt;"Numero encontrado em:"&lt;&lt;n1&lt;&lt;std::endl;</text:p>
      <text:p text:style-name="Standard"><text:s text:c="4"/>return 0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q1();</text:p>
      <text:p text:style-name="Standard"><text:s text:c="4"/>q2();</text:p>
      <text:p text:style-name="Standard"><text:s text:c="4"/>q3(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7T19:21:30.778000000</dc:date>
    <meta:editing-duration>PT2M27S</meta:editing-duration>
    <meta:editing-cycles>1</meta:editing-cycles>
    <meta:generator>LibreOffice/7.1.4.2$Windows_X86_64 LibreOffice_project/a529a4fab45b75fefc5b6226684193eb000654f6</meta:generator>
    <meta:document-statistic meta:table-count="0" meta:image-count="0" meta:object-count="0" meta:page-count="12" meta:paragraph-count="575" meta:word-count="1379" meta:character-count="12656" meta:non-whitespace-character-count="9736"/>
  </office:meta>
</office:document-meta>
</file>